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429in"/>
    </style:style>
    <style:style style:name="co2" style:family="table-column">
      <style:table-column-properties fo:break-before="auto" style:column-width="1.1161in"/>
    </style:style>
    <style:style style:name="co3" style:family="table-column">
      <style:table-column-properties fo:break-before="auto" style:column-width="1.061in"/>
    </style:style>
    <style:style style:name="co4" style:family="table-column">
      <style:table-column-properties fo:break-before="auto" style:column-width="1.5091in"/>
    </style:style>
    <style:style style:name="co5" style:family="table-column">
      <style:table-column-properties fo:break-before="auto" style:column-width="1.2236in"/>
    </style:style>
    <style:style style:name="co6" style:family="table-column">
      <style:table-column-properties fo:break-before="auto" style:column-width="2.1846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start" fo:margin-left="1.528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row table:style-name="ro1">
          <table:table-cell office:value-type="string">
            <text:p># seqCount</text:p>
          </table:table-cell>
          <table:table-cell table:style-name="Default" office:value-type="string">
            <text:p><text:s/>DateOfReading</text:p>
          </table:table-cell>
          <table:table-cell office:value-type="string">
            <text:p><text:s/>Meter_reading</text:p>
          </table:table-cell>
          <table:table-cell office:value-type="string">
            <text:p><text:s/>cost_increase</text:p>
          </table:table-cell>
          <table:table-cell/>
          <table:table-cell table:style-name="Default"/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19-04-21">
            <text:p>04/21/19</text:p>
          </table:table-cell>
          <table:table-cell table:style-name="ce2" office:value-type="float" office:value="20452">
            <text:p>20452</text:p>
          </table:table-cell>
          <table:table-cell office:value-type="float" office:value="74.88">
            <text:p>74.88</text:p>
          </table:table-cell>
          <table:table-cell office:value-type="string">
            <text:p>Forthnight Period</text:p>
          </table:table-cell>
          <table:table-cell table:style-name="Default" office:value-type="string">
            <text:p>TTEC <text:s/>Cost Estimat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19-04-24">
            <text:p>04/24/19</text:p>
          </table:table-cell>
          <table:table-cell office:value-type="string">
            <text:p><text:s/>20530</text:p>
          </table:table-cell>
          <table:table-cell office:value-type="float" office:value="22.815">
            <text:p>22.815</text:p>
          </table:table-cell>
          <table:table-cell office:value-type="float" office:value="1">
            <text:p>1</text:p>
          </table:table-cell>
          <table:table-cell table:formula="of:=SUM([.D2:.D3])" office:value-type="float" office:value="97.695">
            <text:p>98</text:p>
          </table:table-cell>
        </table:table-row>
        <table:table-row-group table:display="false">
          <table:table-row table:style-name="ro1" table:visibility="collapse">
            <table:table-cell office:value-type="float" office:value="3">
              <text:p>3</text:p>
            </table:table-cell>
            <table:table-cell office:value-type="date" office:date-value="2019-04-26">
              <text:p>04/26/19</text:p>
            </table:table-cell>
            <table:table-cell office:value-type="string">
              <text:p><text:s/>20584</text:p>
            </table:table-cell>
            <table:table-cell office:value-type="float" office:value="15.795">
              <text:p>15.795</text:p>
            </table:table-cell>
            <table:table-cell table:number-columns-repeated="2"/>
          </table:table-row>
          <table:table-row table:style-name="ro1" table:visibility="collapse">
            <table:table-cell office:value-type="float" office:value="4">
              <text:p>4</text:p>
            </table:table-cell>
            <table:table-cell office:value-type="date" office:date-value="2019-04-28">
              <text:p>04/28/19</text:p>
            </table:table-cell>
            <table:table-cell office:value-type="string">
              <text:p><text:s/>20646</text:p>
            </table:table-cell>
            <table:table-cell office:value-type="float" office:value="21.51">
              <text:p>21.51</text:p>
            </table:table-cell>
            <table:table-cell table:number-columns-repeated="2"/>
          </table:table-row>
          <table:table-row table:style-name="ro1" table:visibility="collapse">
            <table:table-cell office:value-type="float" office:value="5">
              <text:p>5</text:p>
            </table:table-cell>
            <table:table-cell office:value-type="date" office:date-value="2019-04-30">
              <text:p>04/30/19</text:p>
            </table:table-cell>
            <table:table-cell office:value-type="string">
              <text:p><text:s/>20708</text:p>
            </table:table-cell>
            <table:table-cell office:value-type="float" office:value="22.32">
              <text:p>22.32</text:p>
            </table:table-cell>
            <table:table-cell table:number-columns-repeated="2"/>
          </table:table-row>
          <table:table-row table:style-name="ro1" table:visibility="collapse">
            <table:table-cell office:value-type="float" office:value="6">
              <text:p>6</text:p>
            </table:table-cell>
            <table:table-cell office:value-type="date" office:date-value="2019-05-05">
              <text:p>05/05/19</text:p>
            </table:table-cell>
            <table:table-cell office:value-type="string">
              <text:p><text:s/>20821</text:p>
            </table:table-cell>
            <table:table-cell office:value-type="float" office:value="40.68">
              <text:p>40.68</text:p>
            </table:table-cell>
            <table:table-cell table:number-columns-repeated="2"/>
          </table:table-row>
          <table:table-row table:style-name="ro1" table:visibility="collapse">
            <table:table-cell office:value-type="float" office:value="7">
              <text:p>7</text:p>
            </table:table-cell>
            <table:table-cell office:value-type="date" office:date-value="2019-05-06">
              <text:p>05/06/19</text:p>
            </table:table-cell>
            <table:table-cell office:value-type="string">
              <text:p><text:s/>20873</text:p>
            </table:table-cell>
            <table:table-cell office:value-type="float" office:value="18.72">
              <text:p>18.72</text:p>
            </table:table-cell>
            <table:table-cell table:number-columns-repeated="2"/>
          </table:table-row>
        </table:table-row-group>
        <table:table-row table:style-name="ro1">
          <table:table-cell office:value-type="float" office:value="8">
            <text:p>8</text:p>
          </table:table-cell>
          <table:table-cell office:value-type="date" office:date-value="2019-05-08">
            <text:p>05/08/19</text:p>
          </table:table-cell>
          <table:table-cell office:value-type="string">
            <text:p><text:s/>20936</text:p>
          </table:table-cell>
          <table:table-cell office:value-type="float" office:value="22.68">
            <text:p>22.68</text:p>
          </table:table-cell>
          <table:table-cell office:value-type="float" office:value="2">
            <text:p>2</text:p>
          </table:table-cell>
          <table:table-cell table:formula="of:=SUM([.D4:.D9])" office:value-type="float" office:value="141.705">
            <text:p>142</text:p>
          </table:table-cell>
        </table:table-row>
        <table:table-row-group table:display="false">
          <table:table-row table:style-name="ro1" table:visibility="collapse">
            <table:table-cell office:value-type="float" office:value="9">
              <text:p>9</text:p>
            </table:table-cell>
            <table:table-cell office:value-type="date" office:date-value="2019-05-10">
              <text:p>05/10/19</text:p>
            </table:table-cell>
            <table:table-cell office:value-type="string">
              <text:p><text:s/>20996</text:p>
            </table:table-cell>
            <table:table-cell office:value-type="float" office:value="21.6">
              <text:p>21.6</text:p>
            </table:table-cell>
            <table:table-cell table:number-columns-repeated="2"/>
          </table:table-row>
          <table:table-row table:style-name="ro1" table:visibility="collapse">
            <table:table-cell office:value-type="float" office:value="10">
              <text:p>10</text:p>
            </table:table-cell>
            <table:table-cell office:value-type="date" office:date-value="2019-05-12">
              <text:p>05/12/19</text:p>
            </table:table-cell>
            <table:table-cell office:value-type="string">
              <text:p><text:s/>21058</text:p>
            </table:table-cell>
            <table:table-cell office:value-type="float" office:value="22.32">
              <text:p>22.32</text:p>
            </table:table-cell>
            <table:table-cell table:number-columns-repeated="2"/>
          </table:table-row>
          <table:table-row table:style-name="ro1" table:visibility="collapse">
            <table:table-cell office:value-type="float" office:value="11">
              <text:p>11</text:p>
            </table:table-cell>
            <table:table-cell office:value-type="date" office:date-value="2019-05-15">
              <text:p>05/15/19</text:p>
            </table:table-cell>
            <table:table-cell office:value-type="string">
              <text:p><text:s/>21170</text:p>
            </table:table-cell>
            <table:table-cell office:value-type="float" office:value="40.32">
              <text:p>40.32</text:p>
            </table:table-cell>
            <table:table-cell table:number-columns-repeated="2"/>
          </table:table-row>
          <table:table-row table:style-name="ro1" table:visibility="collapse">
            <table:table-cell office:value-type="float" office:value="12">
              <text:p>12</text:p>
            </table:table-cell>
            <table:table-cell office:value-type="date" office:date-value="2019-05-20">
              <text:p>05/20/19</text:p>
            </table:table-cell>
            <table:table-cell office:value-type="string">
              <text:p><text:s/>21320</text:p>
            </table:table-cell>
            <table:table-cell office:value-type="float" office:value="60.975">
              <text:p>60.975</text:p>
            </table:table-cell>
            <table:table-cell table:number-columns-repeated="2"/>
          </table:table-row>
        </table:table-row-group>
        <table:table-row table:style-name="ro1">
          <table:table-cell office:value-type="float" office:value="13">
            <text:p>13</text:p>
          </table:table-cell>
          <table:table-cell office:value-type="date" office:date-value="2019-05-23">
            <text:p>05/23/19</text:p>
          </table:table-cell>
          <table:table-cell office:value-type="string">
            <text:p><text:s/>21425</text:p>
          </table:table-cell>
          <table:table-cell office:value-type="float" office:value="43.7062">
            <text:p>43.7062</text:p>
          </table:table-cell>
          <table:table-cell office:value-type="float" office:value="3">
            <text:p>3</text:p>
          </table:table-cell>
          <table:table-cell table:formula="of:=SUM([.D10:.D14])" office:value-type="float" office:value="188.9212">
            <text:p>189</text:p>
          </table:table-cell>
        </table:table-row>
        <table:table-row-group table:display="false">
          <table:table-row table:style-name="ro1" table:visibility="collapse">
            <table:table-cell office:value-type="float" office:value="14">
              <text:p>14</text:p>
            </table:table-cell>
            <table:table-cell office:value-type="date" office:date-value="2019-05-29">
              <text:p>05/29/19</text:p>
            </table:table-cell>
            <table:table-cell office:value-type="string">
              <text:p><text:s/>21574</text:p>
            </table:table-cell>
            <table:table-cell office:value-type="float" office:value="62.0213">
              <text:p>62.0213</text:p>
            </table:table-cell>
            <table:table-cell table:number-columns-repeated="2"/>
          </table:table-row>
          <table:table-row table:style-name="ro1" table:visibility="collapse">
            <table:table-cell office:value-type="float" office:value="15">
              <text:p>15</text:p>
            </table:table-cell>
            <table:table-cell office:value-type="date" office:date-value="2019-05-30">
              <text:p>05/30/19</text:p>
            </table:table-cell>
            <table:table-cell office:value-type="string">
              <text:p><text:s/>21636</text:p>
            </table:table-cell>
            <table:table-cell office:value-type="float" office:value="25.8075">
              <text:p>25.8075</text:p>
            </table:table-cell>
            <table:table-cell table:number-columns-repeated="2"/>
          </table:table-row>
        </table:table-row-group>
        <table:table-row table:style-name="ro1">
          <table:table-cell office:value-type="float" office:value="16">
            <text:p>16</text:p>
          </table:table-cell>
          <table:table-cell office:value-type="date" office:date-value="2019-05-31">
            <text:p>05/31/19</text:p>
          </table:table-cell>
          <table:table-cell office:value-type="string">
            <text:p><text:s/>21672</text:p>
          </table:table-cell>
          <table:table-cell office:value-type="float" office:value="14.985">
            <text:p>14.985</text:p>
          </table:table-cell>
          <table:table-cell office:value-type="float" office:value="4">
            <text:p>4</text:p>
          </table:table-cell>
          <table:table-cell table:formula="of:=SUM([.D15:.D23])" office:value-type="float" office:value="176.9064">
            <text:p>177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19-06-01">
            <text:p>06/01/19</text:p>
          </table:table-cell>
          <table:table-cell office:value-type="string">
            <text:p>21713</text:p>
          </table:table-cell>
          <table:table-cell office:value-type="float" office:value="17.0662">
            <text:p>17.0662</text:p>
          </table:table-cell>
          <table:table-cell/>
          <table:table-cell table:style-name="Default"/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19-06-05">
            <text:p>06/05/19</text:p>
          </table:table-cell>
          <table:table-cell office:value-type="string">
            <text:p>21734</text:p>
          </table:table-cell>
          <table:table-cell office:value-type="float" office:value="8.74130000000002">
            <text:p>8.7413</text:p>
          </table:table-cell>
          <table:table-cell/>
          <table:table-cell table:style-name="Default"/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19-06-03">
            <text:p>06/03/19</text:p>
          </table:table-cell>
          <table:table-cell table:style-name="ce2" office:value-type="float" office:value="21751">
            <text:p>21751</text:p>
          </table:table-cell>
          <table:table-cell office:value-type="float" office:value="7.07630000000006">
            <text:p>7.0763</text:p>
          </table:table-cell>
          <table:table-cell/>
          <table:table-cell table:style-name="Default"/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19-06-04">
            <text:p>06/04/19</text:p>
          </table:table-cell>
          <table:table-cell office:value-type="float" office:value="21785">
            <text:p>21785</text:p>
          </table:table-cell>
          <table:table-cell office:value-type="float" office:value="16.65">
            <text:p>16.65</text:p>
          </table:table-cell>
          <table:table-cell/>
          <table:table-cell table:style-name="Default"/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19-06-05">
            <text:p>06/05/19</text:p>
          </table:table-cell>
          <table:table-cell office:value-type="float" office:value="21810">
            <text:p>21810</text:p>
          </table:table-cell>
          <table:table-cell office:value-type="float" office:value="7.90880000000004">
            <text:p>7.9088</text:p>
          </table:table-cell>
          <table:table-cell/>
          <table:table-cell table:style-name="Default"/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19-06-06">
            <text:p>06/06/19</text:p>
          </table:table-cell>
          <table:table-cell office:value-type="float" office:value="21843">
            <text:p>21843</text:p>
          </table:table-cell>
          <table:table-cell office:value-type="float" office:value="16.65">
            <text:p>16.65</text:p>
          </table:table-cell>
          <table:table-cell/>
          <table:table-cell table:style-name="Default"/>
        </table:table-row>
        <table:table-row table:style-name="ro1" table:number-rows-repeated="4"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>
            <draw:frame table:end-cell-address="Sheet1.F47" table:end-x="1.063in" table:end-y="0.1646in" draw:z-index="0" draw:style-name="gr1" draw:text-style-name="P1" svg:width="6.2988in" svg:height="3.5425in" svg:x="0.4953in" svg:y="0in">
              <draw:object draw:notify-on-update-of-ranges="Sheet1.F2:Sheet1.F2 Sheet1.F3:Sheet1.F1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Default"/>
          <table:table-cell table:number-columns-repeated="3"/>
          <table:table-cell table:style-name="Default"/>
        </table:table-row>
      </table:table>
      <table:table table:name="Sheet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7">06/07/2019</text:date>, <text:time>07:09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ger De Four</meta:initial-creator>
    <meta:creation-date>2019-06-01T07:32:30.81</meta:creation-date>
    <dc:date>2019-06-07T07:09:58.76</dc:date>
    <dc:creator>Roger De Four</dc:creator>
    <meta:editing-duration>P3DT21H17M44S</meta:editing-duration>
    <meta:editing-cycles>5</meta:editing-cycles>
    <meta:generator>OpenOffice/4.1.2$Win32 OpenOffice.org_project/412m3$Build-9782</meta:generator>
    <meta:document-statistic meta:table-count="3" meta:cell-count="10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203cm" draw:fill-color="#99ff66" draw:opacity-name="ChartTransparencyGradient_20_1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2" style:family="chart" style:data-style-name="N1">
      <style:chart-properties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8.999cm" xlink:href=".." xlink:type="simple" chart:class="chart:bar" chart:style-name="ch1">
        <chart:title svg:x="4.808cm" svg:y="0.315cm" chart:style-name="ch2">
          <text:p>TTEC Electricity Cost (Estimate)</text:p>
        </chart:title>
        <chart:subtitle svg:x="5.191cm" svg:y="1.273cm" chart:style-name="ch3">
          <text:p>Period: 10/04/2019 - 10/06/2019</text:p>
        </chart:subtitle>
        <chart:legend chart:legend-position="end" svg:x="11.991cm" svg:y="4.187cm" style:legend-expansion="high" chart:style-name="ch4"/>
        <chart:plot-area chart:style-name="ch5" table:cell-range-address="Sheet1.F2:Sheet1.F17" chart:data-source-has-labels="row" svg:x="1.358cm" svg:y="2.135cm" svg:width="9.993cm" svg:height="5.677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268cm" svg:y="2.135cm" svg:width="8.979cm" svg:height="5.00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>
            <chart:title svg:x="5.569cm" svg:y="7.992cm" chart:style-name="ch7">
              <text:p>Forthnight</text:p>
            </chart:title>
            <chart:grid chart:style-name="ch8" chart:class="major"/>
          </chart:axis>
          <chart:axis chart:dimension="y" chart:name="primary-y" chart:style-name="ch9">
            <chart:title svg:x="0.451cm" svg:y="6.605cm" chart:style-name="ch10">
              <text:p>Estimated Cost (TTD)</text:p>
            </chart:title>
            <chart:grid chart:style-name="ch8" chart:class="major"/>
          </chart:axis>
          <chart:axis chart:dimension="z" chart:name="primary-z" chart:style-name="ch11"/>
          <chart:series chart:style-name="ch12" chart:values-cell-range-address="Sheet1.F3:Sheet1.F17" chart:label-cell-address="Sheet1.F2:Sheet1.F2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TEC  Cost Estimate</text:p>
                <draw:g>
                  <svg:desc>Sheet1.F2:Sheet1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7.695">
                <text:p>97.695</text:p>
                <draw:g>
                  <svg:desc>Sheet1.F3:Sheet1.F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1.705">
                <text:p>141.7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8.9212">
                <text:p>188.92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6.9064">
                <text:p>176.90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opacity draw:name="ChartTransparencyGradient_20_1" draw:display-name="ChartTransparencyGradient 1" draw:style="linear" draw:start="100%" draw:end="0%" draw:angle="150" draw:border="10%"/>
  </office:styles>
</office:document-styles>
</file>